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27a1" officeooo:paragraph-rsid="001327a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27a1" officeooo:paragraph-rsid="001c9a9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5e23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ff0000" loext:opacity="100%" fo:font-weight="normal" officeooo:rsid="001eb88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1eb88a" fo:background-color="#ffff00" style:font-weight-asian="normal" style:font-weight-complex="normal"/>
    </style:style>
    <style:style style:name="P7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officeooo:paragraph-rsid="001327a1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weight="bold" officeooo:rsid="001c9a93" officeooo:paragraph-rsid="001c9a9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fo:font-weight="bold" officeooo:rsid="001eb88a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800080" loext:opacity="100%" fo:font-weight="bold" officeooo:rsid="001eb88a" style:font-weight-asian="bold" style:font-weight-complex="bold"/>
    </style:style>
    <style:style style:name="P12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327a1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officeooo:paragraph-rsid="001327a1"/>
    </style:style>
    <style:style style:name="P14" style:family="paragraph" style:parent-style-name="Standard" style:list-style-name="WWNum1">
      <style:paragraph-properties fo:text-align="start" style:justify-single-word="false" style:writing-mode="lr-tb"/>
      <style:text-properties officeooo:paragraph-rsid="00167b7d"/>
    </style:style>
    <style:style style:name="P15" style:family="paragraph" style:parent-style-name="Standard" style:list-style-name="WWNum1">
      <style:paragraph-properties fo:text-align="start" style:justify-single-word="false" style:writing-mode="lr-tb"/>
      <style:text-properties officeooo:paragraph-rsid="001eb88a"/>
    </style:style>
    <style:style style:name="P16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1eb88a" style:font-weight-asian="bold" style:font-weight-complex="bol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1eb88a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0000" loext:opacity="100%" fo:font-weight="bold" officeooo:rsid="00293c45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7b4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327a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5e23d" fo:background-color="#ffff00" loext:char-shading-value="0"/>
    </style:style>
    <style:style style:name="T10" style:family="text">
      <style:text-properties officeooo:rsid="002455e9" fo:background-color="#ffff00" loext:char-shading-value="0"/>
    </style:style>
    <style:style style:name="T11" style:family="text">
      <style:text-properties officeooo:rsid="0023630b" fo:background-color="#ffff00" loext:char-shading-value="0"/>
    </style:style>
    <style:style style:name="T12" style:family="text">
      <style:text-properties officeooo:rsid="001eb88a" fo:background-color="#ffff00" loext:char-shading-value="0"/>
    </style:style>
    <style:style style:name="T13" style:family="text">
      <style:text-properties officeooo:rsid="001c9a93"/>
    </style:style>
    <style:style style:name="T14" style:family="text">
      <style:text-properties officeooo:rsid="001d2ffd"/>
    </style:style>
    <style:style style:name="T15" style:family="text">
      <style:text-properties officeooo:rsid="0015e23d"/>
    </style:style>
    <style:style style:name="T16" style:family="text">
      <style:text-properties officeooo:rsid="001eb88a"/>
    </style:style>
    <style:style style:name="T17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8" style:family="text">
      <style:text-properties officeooo:rsid="001f7b44"/>
    </style:style>
    <style:style style:name="T19" style:family="text">
      <style:text-properties officeooo:rsid="00233328"/>
    </style:style>
    <style:style style:name="T20" style:family="text">
      <style:text-properties officeooo:rsid="0023d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OSTON</text:p>
      <text:p text:style-name="P2"/>
      <text:p text:style-name="P3"><text:span text:style-name="T7">Poyet</text:span> et al., 20<text:span text:style-name="T13">19</text:span>. PRJNA<text:span text:style-name="T13">544527</text:span>:</text:p>
      <text:p text:style-name="P1"/>
      <text:list xml:id="list3114709193" text:style-name="WWNum1">
        <text:list-item>
          <text:p text:style-name="P12"><text:span text:style-name="T5">Reference</text:span>: Poyet, M., Groussin, M., Gibbons, S. M., Avila-Pacheco, J., Jiang, X., Kearney, S. M., ... &amp; Alm, E. J. (2019). A library of human gut bacterial isolates paired with longitudinal multiomics data enables mechanistic microbiome research. Nature medicine, 25(9), 1442-1452. <text:a xlink:type="simple" xlink:href="https://doi.org/10.1038/s41591-019-0559-3" text:style-name="Internet_20_link" text:visited-style-name="Visited_20_Internet_20_Link">https://doi.org/10.1038/s41591-019-0559-3</text:a></text:p>
        </text:list-item>
      </text:list>
      <text:p text:style-name="P7"/>
      <text:list xml:id="list145402621820023" text:continue-numbering="true" text:style-name="WWNum1">
        <text:list-item>
          <text:p text:style-name="P13"><text:span text:style-name="T5">Description</text:span>: </text:p>
          <text:list>
            <text:list-item>
              <text:p text:style-name="P13"><text:span text:style-name="T1">Tipo Dataset</text:span>: Poblacional.</text:p>
            </text:list-item>
            <text:list-item>
              <text:p text:style-name="P14"><text:span text:style-name="T1">Estado Individuos</text:span>:<text:span text:style-name="T4"> Healthy</text:span></text:p>
            </text:list-item>
            <text:list-item>
              <text:p text:style-name="P13"><text:span text:style-name="T1">Antes Filtros</text:span>:</text:p>
              <text:list>
                <text:list-item>
                  <text:p text:style-name="P15"><text:span text:style-name="T1">N.º Muestras=Nº Individuos</text:span>: Si (<text:span text:style-name="T17">5363</text:span> muestras/<text:span text:style-name="T14">84</text:span> individuos).</text:p>
                </text:list-item>
                <text:list-item>
                  <text:p text:style-name="P13"><text:span text:style-name="T6">N.º FASTQs=N.º SampleAccessions</text:span>: Si (<text:span text:style-name="T16">5363</text:span> PAIRED/ <text:span text:style-name="T14">5</text:span><text:span text:style-name="T16">3</text:span><text:span text:style-name="T14">63</text:span> SampleAccessions).</text:p>
                </text:list-item>
              </text:list>
            </text:list-item>
            <text:list-item>
              <text:p text:style-name="P16">Después Filtros <text:span text:style-name="T15">(</text:span><text:span text:style-name="T9">habría que filtrar</text:span><text:span text:style-name="T10"> </text:span><text:span text:style-name="T12">las GENOMICS</text:span><text:span text:style-name="T11">)</text:span>:</text:p>
              <text:list>
                <text:list-item>
                  <text:p text:style-name="P15"><text:span text:style-name="T1">N.º Muestras=Nº Individuos</text:span>: Si (<text:span text:style-name="T18">563</text:span> muestras/<text:span text:style-name="T18">84</text:span> individuos).</text:p>
                </text:list-item>
                <text:list-item>
                  <text:p text:style-name="P15"><text:span text:style-name="T6">N.º FASTQs=N.º SampleAccessions</text:span><text:span text:style-name="T1">: Si (</text:span><text:span text:style-name="T2">563</text:span><text:span text:style-name="T1"> PAIRED/</text:span><text:span text:style-name="T2">563</text:span><text:span text:style-name="T1"> SampleAccessions).</text:span></text:p>
                </text:list-item>
              </text:list>
            </text:list-item>
            <text:list-item>
              <text:p text:style-name="P17">Particularidades Procesado: No. </text:p>
            </text:list-item>
          </text:list>
        </text:list-item>
      </text:list>
      <text:p text:style-name="P10"/>
      <text:p text:style-name="P1">Genera<text:span text:style-name="T19">r</text:span>o<text:span text:style-name="T19">n</text:span> datos metagenómicos longitudinal<text:span text:style-name="T19">es</text:span> a partir de 563 muestras recolectadas de 84 donantes, produciendo <text:span text:style-name="T3">4 series de tiempo densas a largo plazo</text:span> (hasta 1 muestra cada dos días durante 18 meses). <text:span text:style-name="T19">En los metadatos de la publicación no tienen actualizados las datos de edad, peso, altura y BMI cada vez que se tomaron nuevas muestras a lo largo del tiempo, solo los del tiempo 0, por lo que en el metadata final solamente están completos los datos en el tiempo inicial, las demás muestras están como NA.</text:span></text:p>
      <text:p text:style-name="P18"/>
      <text:p text:style-name="P1"/>
      <text:p text:style-name="P4"><text:span text:style-name="T8">Script CHECK</text:span>:</text:p>
      <text:p text:style-name="P11"/>
      <text:p text:style-name="P5"/>
      <text:p text:style-name="P9">Run Stats Pre-filter:</text:p>
      <text:p text:style-name="P5"/>
      <text:p text:style-name="P5">1) Number of run_accessions: 5363</text:p>
      <text:p text:style-name="P5">2) Number of unique sample_accessions: 5363</text:p>
      <text:p text:style-name="P5">3) Number of unique sample_aliases: 5363</text:p>
      <text:p text:style-name="P5">4) Appearances per scientific_name(tax_id):</text:p>
      <text:p text:style-name="P5"><text:s text:c="30"/>unique_values <text:s/>counts</text:p>
      <text:p text:style-name="P5"><text:s text:c="15"/>human gut metagenome(408170) <text:s text:c="3"/>1731</text:p>
      <text:p text:style-name="P5"><text:s text:c="22"/>Escherichia coli(562) <text:s text:c="4"/>466</text:p>
      <text:p text:style-name="P5"><text:s text:c="13"/>Bifidobacterium longum(216816) <text:s text:c="4"/>423</text:p>
      <text:p text:style-name="P5"><text:s text:c="14"/>Alistipes onderdonkii(328813) <text:s text:c="4"/>267</text:p>
      <text:p text:style-name="P5"><text:s text:c="9"/>Bifidobacterium adolescentis(1680) <text:s text:c="4"/>248</text:p>
      <text:p text:style-name="P5"><text:s text:c="13"/>Turicibacter sanguinis(154288) <text:s text:c="4"/>236</text:p>
      <text:p text:style-name="P5"><text:s text:c="10"/>Bacteroides thetaiotaomicron(818) <text:s text:c="4"/>196</text:p>
      <text:p text:style-name="P5"><text:s text:c="3"/>Bifidobacterium pseudocatenulatum(28026) <text:s text:c="4"/>195</text:p>
      <text:p text:style-name="P5"><text:s text:c="18"/>Bacteroides ovatus(28116) <text:s text:c="4"/>186</text:p>
      <text:p text:style-name="P5"><text:s text:c="18"/>Phocaeicola vulgatus(821) <text:s text:c="4"/>141</text:p>
      <text:p text:style-name="P5"><text:s text:c="18"/>Bacteroides fragilis(817) <text:s text:c="4"/>115</text:p>
      <text:p text:style-name="P5"><text:s text:c="17"/>Bacteroides uniformis(820) <text:s text:c="5"/>92</text:p>
      <text:p text:style-name="P5"><text:s text:c="19"/>Enterococcus hirae(1354) <text:s text:c="5"/>86</text:p>
      <text:p text:style-name="P5"><text:s text:c="17"/>Enterococcus durans(53345) <text:s text:c="5"/>75</text:p>
      <text:p text:style-name="P5"><text:soft-page-break/><text:s text:c="10"/>Bacteroides xylanisolvens(371601) <text:s text:c="5"/>75</text:p>
      <text:p text:style-name="P5"><text:s text:c="12"/>Akkermansia muciniphila(239935) <text:s text:c="5"/>45</text:p>
      <text:p text:style-name="P5"><text:s text:c="12"/>Parabacteroides distasonis(823) <text:s text:c="5"/>41</text:p>
      <text:p text:style-name="P5"><text:s text:c="13"/>Bacteroides salyersiae(291644) <text:s text:c="5"/>38</text:p>
      <text:p text:style-name="P5"><text:s text:c="13"/>Streptococcus salivarius(1304) <text:s text:c="5"/>36</text:p>
      <text:p text:style-name="P5"><text:s text:c="18"/>Bacteroides caccae(47678) <text:s text:c="5"/>32</text:p>
      <text:p text:style-name="P5"><text:s text:c="14"/>Parabacteroides merdae(46503) <text:s text:c="5"/>30</text:p>
      <text:p text:style-name="P5"><text:s text:c="12"/>Ligilactobacillus ruminis(1623) <text:s text:c="5"/>29</text:p>
      <text:p text:style-name="P5"><text:s text:c="14"/>Bifidobacterium bifidum(1681) <text:s text:c="5"/>26</text:p>
      <text:p text:style-name="P5"><text:s text:c="18"/>Phocaeicola dorei(357276) <text:s text:c="5"/>26</text:p>
      <text:p text:style-name="P5"><text:s text:c="15"/>Bacteroides stercoris(46506) <text:s text:c="5"/>22</text:p>
      <text:p text:style-name="P5"><text:s text:c="13"/>Collinsella aerofaciens(74426) <text:s text:c="5"/>20</text:p>
      <text:p text:style-name="P5"><text:s text:c="7"/>Phascolarctobacterium faecium(33025) <text:s text:c="5"/>19</text:p>
      <text:p text:style-name="P5"><text:s text:c="10"/>Faecalibacterium prausnitzii(853) <text:s text:c="5"/>19</text:p>
      <text:p text:style-name="P5"><text:s text:c="19"/>Blautia wexlerae(418240) <text:s text:c="5"/>19</text:p>
      <text:p text:style-name="P5"><text:s text:c="10"/>Streptococcus parasanguinis(1318) <text:s text:c="5"/>18</text:p>
      <text:p text:style-name="P5"><text:s text:c="3"/>Parasutterella excrementihominis(487175) <text:s text:c="5"/>15</text:p>
      <text:p text:style-name="P5"><text:s text:c="3"/>Ruthenibacterium lactatiformans(1550024) <text:s text:c="5"/>15</text:p>
      <text:p text:style-name="P5"><text:s text:c="15"/>[Clostridium] innocuum(1522) <text:s text:c="5"/>13</text:p>
      <text:p text:style-name="P5"><text:s text:c="16"/>Enterococcus mundtii(53346) <text:s text:c="5"/>13</text:p>
      <text:p text:style-name="P5"><text:s text:c="15"/>[Eubacterium] rectale(39491) <text:s text:c="5"/>12</text:p>
      <text:p text:style-name="P5"><text:s text:c="12"/>Citrobacter amalonaticus(35703) <text:s text:c="5"/>12</text:p>
      <text:p text:style-name="P5"><text:s text:c="13"/>Bacteroides finegoldii(338188) <text:s text:c="5"/>11</text:p>
      <text:p text:style-name="P5"><text:s text:c="8"/>Parabacteroides goldsteinii(328812) <text:s text:c="5"/>11</text:p>
      <text:p text:style-name="P5"><text:s text:c="13"/>Clostridium beijerinckii(1520) <text:s text:c="5"/>11</text:p>
      <text:p text:style-name="P5"><text:s text:c="11"/>Paeniclostridium sordellii(1505) <text:s text:c="5"/>10</text:p>
      <text:p text:style-name="P5"><text:s text:c="8"/>Lacticaseibacillus rhamnosus(47715) <text:s text:c="5"/>10</text:p>
      <text:p text:style-name="P5"><text:s text:c="12"/>Odoribacter splanchnicus(28118) <text:s text:c="6"/>8</text:p>
      <text:p text:style-name="P5"><text:s text:c="7"/>Bacteroides cellulosilyticus(246787) <text:s text:c="6"/>8</text:p>
      <text:p text:style-name="P5"><text:s text:c="19"/>Dorea longicatena(88431) <text:s text:c="6"/>7</text:p>
      <text:p text:style-name="P5"><text:s text:c="16"/>Enterococcus faecalis(1351) <text:s text:c="6"/>7</text:p>
      <text:p text:style-name="P5"><text:s text:c="11"/>Faecalitalea cylindroides(39483) <text:s text:c="6"/>7</text:p>
      <text:p text:style-name="P5"><text:s text:c="14"/>[Ruminococcus] torques(33039) <text:s text:c="6"/>7</text:p>
      <text:p text:style-name="P5"><text:s text:c="17"/>Bacteroides faecis(674529) <text:s text:c="6"/>6</text:p>
      <text:p text:style-name="P5"><text:s text:c="13"/>Flavonifractor plautii(292800) <text:s text:c="6"/>5</text:p>
      <text:p text:style-name="P5"><text:s text:c="11"/>Holdemania massiliensis(1468449) <text:s text:c="6"/>5</text:p>
      <text:p text:style-name="P5"><text:s text:c="18"/>Enterobacter cloacae(550) <text:s text:c="6"/>5</text:p>
      <text:p text:style-name="P5"><text:s text:c="21"/>Proteus mirabilis(584) <text:s text:c="6"/>4</text:p>
      <text:p text:style-name="P5"><text:s text:c="14"/>Blautia massiliensis(1737424) <text:s text:c="6"/>4</text:p>
      <text:p text:style-name="P5"><text:s text:c="18"/>Enterococcus avium(33945) <text:s text:c="6"/>4</text:p>
      <text:p text:style-name="P5"><text:s text:c="9"/>Lacticaseibacillus paracasei(1597) <text:s text:c="6"/>4</text:p>
      <text:p text:style-name="P5"><text:s text:c="17"/>Enterococcus faecium(1352) <text:s text:c="6"/>3</text:p>
      <text:p text:style-name="P5"><text:s text:c="17"/>Ruminococcus bromii(40518) <text:s text:c="6"/>3</text:p>
      <text:p text:style-name="P5"><text:s text:c="18"/>Veillonella dispar(39778) <text:s text:c="6"/>3</text:p>
      <text:p text:style-name="P5"><text:s text:c="11"/>Bittarella massiliensis(1720313) <text:s text:c="6"/>3</text:p>
      <text:p text:style-name="P5"><text:s text:c="17"/>Eubacterium ramulus(39490) <text:s text:c="6"/>3</text:p>
      <text:p text:style-name="P5"><text:s text:c="12"/>Bifidobacterium animalis(28025) <text:s text:c="6"/>3</text:p>
      <text:p text:style-name="P5"><text:s text:c="14"/>Bifidobacterium dentium(1689) <text:s text:c="6"/>3</text:p>
      <text:p text:style-name="P5"><text:s text:c="19"/>Roseburia faecis(301302) <text:s text:c="6"/>2</text:p>
      <text:p text:style-name="P5"><text:s text:c="21"/>Finegoldia magna(1260) <text:s text:c="6"/>2</text:p>
      <text:p text:style-name="P5"><text:s text:c="16"/>Clostridium butyricum(1492) <text:s text:c="6"/>2</text:p>
      <text:p text:style-name="P5"><text:s text:c="15"/>Bacteroides eggerthii(28111) <text:s text:c="6"/>2</text:p>
      <text:p text:style-name="P5"><text:soft-page-break/><text:s text:c="12"/>Gordonibacter pamelaeae(471189) <text:s text:c="6"/>2</text:p>
      <text:p text:style-name="P5"><text:s text:c="11"/>Bacteroides intestinalis(329854) <text:s text:c="6"/>2</text:p>
      <text:p text:style-name="P5"><text:s text:c="10"/>Bifidobacterium catenulatum(1686) <text:s text:c="6"/>2</text:p>
      <text:p text:style-name="P5"><text:s text:c="17"/>Veillonella parvula(29466) <text:s text:c="6"/>2</text:p>
      <text:p text:style-name="P5"><text:s text:c="19"/>Alistipes shahii(328814) <text:s text:c="6"/>2</text:p>
      <text:p text:style-name="P5"><text:s text:c="15"/>Alistipes finegoldii(214856) <text:s text:c="6"/>2</text:p>
      <text:p text:style-name="P5"><text:s text:c="16"/>bacterium BIOML-C4(2584692) <text:s text:c="6"/>1</text:p>
      <text:p text:style-name="P5"><text:s text:c="9"/>Akkermansia sp. BIOML-A29(2584585) <text:s text:c="6"/>1</text:p>
      <text:p text:style-name="P5">Pseudoflavonifractor sp. BIOML-A15(2584677) <text:s text:c="6"/>1</text:p>
      <text:p text:style-name="P5"><text:s text:c="13"/>Pediococcus acidilactici(1254) <text:s text:c="6"/>1</text:p>
      <text:p text:style-name="P5"><text:s text:c="9"/>Akkermansia sp. BIOML-A57(2584613) <text:s text:c="6"/>1</text:p>
      <text:p text:style-name="P5">Pseudoflavonifractor sp. BIOML-A14(2584676) <text:s text:c="6"/>1</text:p>
      <text:p text:style-name="P5">Pseudoflavonifractor sp. BIOML-A19(2584681) <text:s text:c="6"/>1</text:p>
      <text:p text:style-name="P5"><text:s text:c="9"/>Akkermansia sp. BIOML-A56(2584612) <text:s text:c="6"/>1</text:p>
      <text:p text:style-name="P5"><text:s text:c="11"/>Finegoldia sp. BIOML-A1(2584649) <text:s text:c="6"/>1</text:p>
      <text:p text:style-name="P5"><text:s text:c="9"/>Akkermansia sp. BIOML-A26(2584582) <text:s text:c="6"/>1</text:p>
      <text:p text:style-name="P5"><text:s text:c="9"/>Akkermansia sp. BIOML-A58(2584614) <text:s text:c="6"/>1</text:p>
      <text:p text:style-name="P5"><text:s text:c="8"/>Lactonifactor sp. BIOML-A4(2584657) <text:s text:c="6"/>1</text:p>
      <text:p text:style-name="P5"><text:s text:c="8"/>Lactonifactor sp. BIOML-A5(2584658) <text:s text:c="6"/>1</text:p>
      <text:p text:style-name="P5"><text:s text:c="9"/>Akkermansia sp. BIOML-A28(2584584) <text:s text:c="6"/>1</text:p>
      <text:p text:style-name="P5"><text:s text:c="9"/>Akkermansia sp. BIOML-A34(2584590) <text:s text:c="6"/>1</text:p>
      <text:p text:style-name="P5"><text:s text:c="8"/>Streptococcus sp. BIOML-A1(2584682) <text:s text:c="6"/>1</text:p>
      <text:p text:style-name="P5"><text:s text:c="16"/>bacterium BIOML-C5(2584693) <text:s text:c="6"/>1</text:p>
      <text:p text:style-name="P5"><text:s text:c="16"/>bacterium BIOML-C3(2584691) <text:s text:c="6"/>1</text:p>
      <text:p text:style-name="P5"><text:s text:c="8"/>Lactonifactor sp. BIOML-A1(2584654) <text:s text:c="6"/>1</text:p>
      <text:p text:style-name="P5"><text:s text:c="16"/>bacterium BIOML-C2(2584690) <text:s text:c="6"/>1</text:p>
      <text:p text:style-name="P5"><text:s text:c="16"/>bacterium BIOML-C1(2584689) <text:s text:c="6"/>1</text:p>
      <text:p text:style-name="P5"><text:s text:c="16"/>bacterium BIOML-B1(2584688) <text:s text:c="6"/>1</text:p>
      <text:p text:style-name="P5"><text:s text:c="9"/>Akkermansia sp. BIOML-A35(2584591) <text:s text:c="6"/>1</text:p>
      <text:p text:style-name="P5"><text:s text:c="16"/>bacterium BIOML-A5(2584687) <text:s text:c="6"/>1</text:p>
      <text:p text:style-name="P5"><text:s text:c="8"/>Lactonifactor sp. BIOML-A2(2584655) <text:s text:c="6"/>1</text:p>
      <text:p text:style-name="P5"><text:s text:c="10"/>Eubacterium sp. BIOML-A1(2584643) <text:s text:c="6"/>1</text:p>
      <text:p text:style-name="P5"><text:s text:c="10"/>Eubacterium sp. BIOML-A2(2584644) <text:s text:c="6"/>1</text:p>
      <text:p text:style-name="P5"><text:s text:c="16"/>bacterium BIOML-A3(2584685) <text:s text:c="6"/>1</text:p>
      <text:p text:style-name="P5"><text:s text:c="16"/>bacterium BIOML-A2(2584684) <text:s text:c="6"/>1</text:p>
      <text:p text:style-name="P5"><text:s text:c="16"/>bacterium BIOML-A4(2584686) <text:s text:c="6"/>1</text:p>
      <text:p text:style-name="P5"><text:s text:c="8"/>Lactonifactor sp. BIOML-A6(2584659) <text:s text:c="6"/>1</text:p>
      <text:p text:style-name="P5"><text:s text:c="8"/>Lactonifactor sp. BIOML-A3(2584656) <text:s text:c="6"/>1</text:p>
      <text:p text:style-name="P5">Pseudoflavonifractor sp. BIOML-A13(2584675) <text:s text:c="6"/>1</text:p>
      <text:p text:style-name="P5"><text:s text:c="5"/>Faecalibacterium sp. BIOML-A1(2584645) <text:s text:c="6"/>1</text:p>
      <text:p text:style-name="P5"><text:s text:c="5"/>Faecalibacterium sp. BIOML-A2(2584646) <text:s text:c="6"/>1</text:p>
      <text:p text:style-name="P5"><text:s text:c="17"/>Lachnospira eligens(39485) <text:s text:c="6"/>1</text:p>
      <text:p text:style-name="P5"><text:s text:c="10"/>Mediterraneibacter faecis(592978) <text:s text:c="6"/>1</text:p>
      <text:p text:style-name="P5"><text:s text:c="13"/>Roseburia intestinalis(166486) <text:s text:c="6"/>1</text:p>
      <text:p text:style-name="P5"><text:s text:c="11"/>Sellimonas intestinalis(1653434) <text:s text:c="6"/>1</text:p>
      <text:p text:style-name="P5"><text:s text:c="10"/>Cutibacterium namnetense(1574624) <text:s text:c="6"/>1</text:p>
      <text:p text:style-name="P5"><text:s/>Pseudoflavonifractor sp. BIOML-A1(2584663) <text:s text:c="6"/>1</text:p>
      <text:p text:style-name="P5">Pseudoflavonifractor sp. BIOML-A12(2584674) <text:s text:c="6"/>1</text:p>
      <text:p text:style-name="P5"><text:s text:c="19"/>Leuconostoc lactis(1246) <text:s text:c="6"/>1</text:p>
      <text:p text:style-name="P5">Pseudoflavonifractor sp. BIOML-A18(2584680) <text:s text:c="6"/>1</text:p>
      <text:p text:style-name="P5">Pseudoflavonifractor sp. BIOML-A17(2584679) <text:s text:c="6"/>1</text:p>
      <text:p text:style-name="P5">Pseudoflavonifractor sp. BIOML-A16(2584678) <text:s text:c="6"/>1</text:p>
      <text:p text:style-name="P5"><text:soft-page-break/><text:s text:c="9"/>Akkermansia sp. BIOML-A63(2584619) <text:s text:c="6"/>1</text:p>
      <text:p text:style-name="P5"><text:s text:c="9"/>Akkermansia sp. BIOML-A64(2584620) <text:s text:c="6"/>1</text:p>
      <text:p text:style-name="P5"><text:s text:c="9"/>Akkermansia sp. BIOML-A65(2584621) <text:s text:c="6"/>1</text:p>
      <text:p text:style-name="P5"><text:s text:c="9"/>Akkermansia sp. BIOML-A54(2584610) <text:s text:c="6"/>1</text:p>
      <text:p text:style-name="P5"><text:s text:c="9"/>Akkermansia sp. BIOML-A55(2584611) <text:s text:c="6"/>1</text:p>
      <text:p text:style-name="P5"><text:s text:c="5"/>Faecalibacterium sp. BIOML-A4(2584648) <text:s text:c="6"/>1</text:p>
      <text:p text:style-name="P5"><text:s text:c="5"/>Faecalibacterium sp. BIOML-A3(2584647) <text:s text:c="6"/>1</text:p>
      <text:p text:style-name="P5">Pseudoflavonifractor sp. BIOML-A11(2584673) <text:s text:c="6"/>1</text:p>
      <text:p text:style-name="P5">Pseudoflavonifractor sp. BIOML-A10(2584672) <text:s text:c="6"/>1</text:p>
      <text:p text:style-name="P5"><text:s text:c="10"/>Megasphaera sp. BIOML-A1(2584661) <text:s text:c="6"/>1</text:p>
      <text:p text:style-name="P5"><text:s text:c="9"/>Akkermansia sp. BIOML-A32(2584588) <text:s text:c="6"/>1</text:p>
      <text:p text:style-name="P5"><text:s text:c="8"/>Lactonifactor sp. BIOML-A7(2584660) <text:s text:c="6"/>1</text:p>
      <text:p text:style-name="P5"><text:s text:c="10"/>Megasphaera sp. BIOML-A2(2584662) <text:s text:c="6"/>1</text:p>
      <text:p text:style-name="P5"><text:s text:c="9"/>Akkermansia sp. BIOML-A59(2584615) <text:s text:c="6"/>1</text:p>
      <text:p text:style-name="P5"><text:s text:c="16"/>bacterium BIOML-A1(2584683) <text:s text:c="6"/>1</text:p>
      <text:p text:style-name="P5"><text:s text:c="9"/>Akkermansia sp. BIOML-A60(2584616) <text:s text:c="6"/>1</text:p>
      <text:p text:style-name="P5"><text:s text:c="9"/>Akkermansia sp. BIOML-A61(2584617) <text:s text:c="6"/>1</text:p>
      <text:p text:style-name="P5"><text:s text:c="9"/>Akkermansia sp. BIOML-A62(2584618) <text:s text:c="6"/>1</text:p>
      <text:p text:style-name="P5"><text:s/>Pseudoflavonifractor sp. BIOML-A4(2584666) <text:s text:c="6"/>1</text:p>
      <text:p text:style-name="P5"><text:s/>Pseudoflavonifractor sp. BIOML-A5(2584667) <text:s text:c="6"/>1</text:p>
      <text:p text:style-name="P5"><text:s/>Pseudoflavonifractor sp. BIOML-A2(2584664) <text:s text:c="6"/>1</text:p>
      <text:p text:style-name="P5"><text:s/>Pseudoflavonifractor sp. BIOML-A3(2584665) <text:s text:c="6"/>1</text:p>
      <text:p text:style-name="P5"><text:s/>Pseudoflavonifractor sp. BIOML-A8(2584670) <text:s text:c="6"/>1</text:p>
      <text:p text:style-name="P5"><text:s/>Pseudoflavonifractor sp. BIOML-A9(2584671) <text:s text:c="6"/>1</text:p>
      <text:p text:style-name="P5"><text:s/>Pseudoflavonifractor sp. BIOML-A6(2584668) <text:s text:c="6"/>1</text:p>
      <text:p text:style-name="P5"><text:s/>Pseudoflavonifractor sp. BIOML-A7(2584669) <text:s text:c="6"/>1</text:p>
      <text:p text:style-name="P5"><text:s text:c="9"/>Akkermansia sp. BIOML-A27(2584583) <text:s text:c="6"/>1</text:p>
      <text:p text:style-name="P5"><text:s text:c="10"/>Akkermansia sp. BIOML-A8(2584564) <text:s text:c="6"/>1</text:p>
      <text:p text:style-name="P5"><text:s text:c="11"/>Finegoldia sp. BIOML-A5(2584653) <text:s text:c="6"/>1</text:p>
      <text:p text:style-name="P5"><text:s text:c="9"/>Akkermansia sp. BIOML-A43(2584599) <text:s text:c="6"/>1</text:p>
      <text:p text:style-name="P5"><text:s text:c="9"/>Akkermansia sp. BIOML-A41(2584597) <text:s text:c="6"/>1</text:p>
      <text:p text:style-name="P5"><text:s text:c="9"/>Akkermansia sp. BIOML-A40(2584596) <text:s text:c="6"/>1</text:p>
      <text:p text:style-name="P5"><text:s text:c="9"/>Akkermansia sp. BIOML-A39(2584595) <text:s text:c="6"/>1</text:p>
      <text:p text:style-name="P5"><text:s text:c="9"/>Akkermansia sp. BIOML-A38(2584594) <text:s text:c="6"/>1</text:p>
      <text:p text:style-name="P5"><text:s text:c="9"/>Akkermansia sp. BIOML-A37(2584593) <text:s text:c="6"/>1</text:p>
      <text:p text:style-name="P5"><text:s text:c="9"/>Akkermansia sp. BIOML-A36(2584592) <text:s text:c="6"/>1</text:p>
      <text:p text:style-name="P5"><text:s text:c="9"/>Akkermansia sp. BIOML-A45(2584601) <text:s text:c="6"/>1</text:p>
      <text:p text:style-name="P5"><text:s text:c="9"/>Akkermansia sp. BIOML-A44(2584600) <text:s text:c="6"/>1</text:p>
      <text:p text:style-name="P5"><text:s text:c="9"/>Akkermansia sp. BIOML-A13(2584569) <text:s text:c="6"/>1</text:p>
      <text:p text:style-name="P5"><text:s text:c="9"/>Akkermansia sp. BIOML-A12(2584568) <text:s text:c="6"/>1</text:p>
      <text:p text:style-name="P5"><text:s text:c="9"/>Akkermansia sp. BIOML-A11(2584567) <text:s text:c="6"/>1</text:p>
      <text:p text:style-name="P5"><text:s text:c="9"/>Akkermansia sp. BIOML-A10(2584566) <text:s text:c="6"/>1</text:p>
      <text:p text:style-name="P5"><text:s text:c="9"/>Akkermansia sp. BIOML-A15(2584571) <text:s text:c="6"/>1</text:p>
      <text:p text:style-name="P5"><text:s text:c="9"/>Akkermansia sp. BIOML-A14(2584570) <text:s text:c="6"/>1</text:p>
      <text:p text:style-name="P5"><text:s text:c="9"/>Akkermansia sp. BIOML-A51(2584607) <text:s text:c="6"/>1</text:p>
      <text:p text:style-name="P5"><text:s text:c="10"/>Collinsella sp. BIOML-A1(2584628) <text:s text:c="6"/>1</text:p>
      <text:p text:style-name="P5"><text:s text:c="9"/>Akkermansia sp. BIOML-A22(2584578) <text:s text:c="6"/>1</text:p>
      <text:p text:style-name="P5"><text:s text:c="9"/>Akkermansia sp. BIOML-A42(2584598) <text:s text:c="6"/>1</text:p>
      <text:p text:style-name="P5"><text:s text:c="10"/>Akkermansia sp. BIOML-A6(2584562) <text:s text:c="6"/>1</text:p>
      <text:p text:style-name="P5"><text:s text:c="11"/>Finegoldia sp. BIOML-A4(2584652) <text:s text:c="6"/>1</text:p>
      <text:p text:style-name="P5"><text:s text:c="10"/>Akkermansia sp. BIOML-A4(2584560) <text:s text:c="6"/>1</text:p>
      <text:p text:style-name="P5"><text:s text:c="9"/>Akkermansia sp. BIOML-A46(2584602) <text:s text:c="6"/>1</text:p>
      <text:p text:style-name="P5"><text:soft-page-break/><text:s text:c="9"/>Akkermansia sp. BIOML-A47(2584603) <text:s text:c="6"/>1</text:p>
      <text:p text:style-name="P5"><text:s text:c="9"/>Akkermansia sp. BIOML-A48(2584604) <text:s text:c="6"/>1</text:p>
      <text:p text:style-name="P5"><text:s text:c="9"/>Akkermansia sp. BIOML-A49(2584605) <text:s text:c="6"/>1</text:p>
      <text:p text:style-name="P5"><text:s text:c="9"/>Akkermansia sp. BIOML-A52(2584608) <text:s text:c="6"/>1</text:p>
      <text:p text:style-name="P5"><text:s text:c="9"/>Akkermansia sp. BIOML-A53(2584609) <text:s text:c="6"/>1</text:p>
      <text:p text:style-name="P5"><text:s text:c="9"/>Akkermansia sp. BIOML-A50(2584606) <text:s text:c="6"/>1</text:p>
      <text:p text:style-name="P5"><text:s text:c="10"/>Akkermansia sp. BIOML-A7(2584563) <text:s text:c="6"/>1</text:p>
      <text:p text:style-name="P5"><text:s text:c="9"/>Akkermansia sp. BIOML-A66(2584622) <text:s text:c="6"/>1</text:p>
      <text:p text:style-name="P5"><text:s text:c="9"/>Akkermansia sp. BIOML-A67(2584623) <text:s text:c="6"/>1</text:p>
      <text:p text:style-name="P5"><text:s text:c="13"/>Alistipes indistinctus(626932) <text:s text:c="6"/>1</text:p>
      <text:p text:style-name="P5"><text:s text:c="22"/>Bacillus cereus(1396) <text:s text:c="6"/>1</text:p>
      <text:p text:style-name="P5"><text:s text:c="16"/>Anaerostipes hadrus(649756) <text:s text:c="6"/>1</text:p>
      <text:p text:style-name="P5"><text:s text:c="10"/>Akkermansia sp. BIOML-A3(2584559) <text:s text:c="6"/>1</text:p>
      <text:p text:style-name="P5"><text:s text:c="10"/>Akkermansia sp. BIOML-A2(2584558) <text:s text:c="6"/>1</text:p>
      <text:p text:style-name="P5"><text:s text:c="10"/>Akkermansia sp. BIOML-A1(2584557) <text:s text:c="6"/>1</text:p>
      <text:p text:style-name="P5"><text:s text:c="10"/>Akkermansia sp. BIOML-A5(2584561) <text:s text:c="6"/>1</text:p>
      <text:p text:style-name="P5"><text:s text:c="9"/>Akkermansia sp. BIOML-A23(2584579) <text:s text:c="6"/>1</text:p>
      <text:p text:style-name="P5"><text:s text:c="6"/>Catenibacterium sp. BIOML-A1(2584626) <text:s text:c="6"/>1</text:p>
      <text:p text:style-name="P5"><text:s text:c="7"/>Butyricicoccus sp. BIOML-A1(2584625) <text:s text:c="6"/>1</text:p>
      <text:p text:style-name="P5"><text:s text:c="9"/>Akkermansia sp. BIOML-A20(2584576) <text:s text:c="6"/>1</text:p>
      <text:p text:style-name="P5"><text:s text:c="10"/>Collinsella sp. BIOML-A4(2584631) <text:s text:c="6"/>1</text:p>
      <text:p text:style-name="P5"><text:s text:c="23"/>Blautia obeum(40520) <text:s text:c="6"/>1</text:p>
      <text:p text:style-name="P5"><text:s text:c="14"/>Blautia sp. BIOML-A1(2584624) <text:s text:c="6"/>1</text:p>
      <text:p text:style-name="P5"><text:s text:c="9"/>Akkermansia sp. BIOML-A24(2584580) <text:s text:c="6"/>1</text:p>
      <text:p text:style-name="P5"><text:s text:c="9"/>Akkermansia sp. BIOML-A25(2584581) <text:s text:c="6"/>1</text:p>
      <text:p text:style-name="P5"><text:s text:c="9"/>Akkermansia sp. BIOML-A31(2584587) <text:s text:c="6"/>1</text:p>
      <text:p text:style-name="P5"><text:s text:c="9"/>Akkermansia sp. BIOML-A30(2584586) <text:s text:c="6"/>1</text:p>
      <text:p text:style-name="P5"><text:s text:c="16"/>bacterium BIOML-C7(2584695) <text:s text:c="6"/>1</text:p>
      <text:p text:style-name="P5"><text:s text:c="16"/>bacterium BIOML-C6(2584694) <text:s text:c="6"/>1</text:p>
      <text:p text:style-name="P5"><text:s text:c="16"/>bacterium BIOML-C9(2584697) <text:s text:c="6"/>1</text:p>
      <text:p text:style-name="P5"><text:s text:c="16"/>bacterium BIOML-C8(2584696) <text:s text:c="6"/>1</text:p>
      <text:p text:style-name="P5"><text:s text:c="16"/>bacterium BIOML-D1(2584699) <text:s text:c="6"/>1</text:p>
      <text:p text:style-name="P5"><text:s text:c="15"/>bacterium BIOML-C10(2584698) <text:s text:c="6"/>1</text:p>
      <text:p text:style-name="P5"><text:s text:c="10"/>Akkermansia sp. BIOML-A9(2584565) <text:s text:c="6"/>1</text:p>
      <text:p text:style-name="P5"><text:s text:c="9"/>Akkermansia sp. BIOML-A33(2584589) <text:s text:c="6"/>1</text:p>
      <text:p text:style-name="P5"><text:s text:c="11"/>Finegoldia sp. BIOML-A2(2584650) <text:s text:c="6"/>1</text:p>
      <text:p text:style-name="P5"><text:s text:c="11"/>Finegoldia sp. BIOML-A3(2584651) <text:s text:c="6"/>1</text:p>
      <text:p text:style-name="P5"><text:s text:c="10"/>Collinsella sp. BIOML-A5(2584632) <text:s text:c="6"/>1</text:p>
      <text:p text:style-name="P5"><text:s text:c="10"/>Coprococcus sp. BIOML-A1(2584635) <text:s text:c="6"/>1</text:p>
      <text:p text:style-name="P5"><text:s text:c="10"/>Coprococcus sp. BIOML-A2(2584636) <text:s text:c="6"/>1</text:p>
      <text:p text:style-name="P5"><text:s text:c="10"/>Eggerthella sp. BIOML-A1(2584638) <text:s text:c="6"/>1</text:p>
      <text:p text:style-name="P5"><text:s text:c="13"/>Enterococcus raffinosus(71452) <text:s text:c="6"/>1</text:p>
      <text:p text:style-name="P5"><text:s text:c="9"/>Akkermansia sp. BIOML-A21(2584577) <text:s text:c="6"/>1</text:p>
      <text:p text:style-name="P5"><text:s text:c="10"/>Collinsella sp. BIOML-A2(2584629) <text:s text:c="6"/>1</text:p>
      <text:p text:style-name="P5"><text:s text:c="10"/>Collinsella sp. BIOML-A3(2584630) <text:s text:c="6"/>1</text:p>
      <text:p text:style-name="P5"><text:s text:c="9"/>Akkermansia sp. BIOML-A18(2584574) <text:s text:c="6"/>1</text:p>
      <text:p text:style-name="P5"><text:s text:c="9"/>Akkermansia sp. BIOML-A19(2584575) <text:s text:c="6"/>1</text:p>
      <text:p text:style-name="P5"><text:s text:c="10"/>Clostridium sp. BIOML-A1(2584627) <text:s text:c="6"/>1</text:p>
      <text:p text:style-name="P5"><text:s text:c="10"/>Eggerthella sp. BIOML-A2(2584639) <text:s text:c="6"/>1</text:p>
      <text:p text:style-name="P5"><text:s text:c="10"/>Collinsella sp. BIOML-A6(2584633) <text:s text:c="6"/>1</text:p>
      <text:p text:style-name="P5"><text:s text:c="10"/>Eggerthella sp. BIOML-A3(2584640) <text:s text:c="6"/>1</text:p>
      <text:p text:style-name="P5"><text:s text:c="10"/>Eggerthella sp. BIOML-A4(2584641) <text:s text:c="6"/>1</text:p>
      <text:p text:style-name="P5"><text:soft-page-break/><text:s text:c="9"/>Akkermansia sp. BIOML-A16(2584572) <text:s text:c="6"/>1</text:p>
      <text:p text:style-name="P5"><text:s text:c="16"/>Dorea sp. BIOML-A1(2584637) <text:s text:c="6"/>1</text:p>
      <text:p text:style-name="P5"><text:s text:c="10"/>Eggerthella sp. BIOML-A5(2584642) <text:s text:c="6"/>1</text:p>
      <text:p text:style-name="P5"><text:s text:c="9"/>Akkermansia sp. BIOML-A17(2584573) <text:s text:c="6"/>1</text:p>
      <text:p text:style-name="P5"><text:s text:c="8"/>Coprobacillus sp. BIOML-A1(2584634) <text:s text:c="6"/>1</text:p>
      <text:p text:style-name="P5"><text:s text:c="16"/>bacterium BIOML-E1(2584700) <text:s text:c="6"/>1</text:p>
      <text:p text:style-name="P5">5) Appearances per instrument_model(instrument_platform):</text:p>
      <text:p text:style-name="P5"><text:s text:c="16"/>unique_values <text:s/>counts</text:p>
      <text:p text:style-name="P5"><text:s text:c="8"/>NextSeq 500(ILLUMINA) <text:s text:c="3"/>3632</text:p>
      <text:p text:style-name="P5"><text:s text:c="5"/>Illumina MiSeq(ILLUMINA) <text:s text:c="3"/>1168</text:p>
      <text:p text:style-name="P5">Illumina HiSeq 2500(ILLUMINA) <text:s text:c="4"/>563</text:p>
      <text:p text:style-name="P5">6) Appearances per library_layout:</text:p>
      <text:p text:style-name="P5">unique_values <text:s/>counts</text:p>
      <text:p text:style-name="P5"><text:s text:c="7"/>PAIRED <text:s text:c="3"/>5363</text:p>
      <text:p text:style-name="P5">7) Appearances per library_strategy+library_source:</text:p>
      <text:p text:style-name="P5"><text:s text:c="3"/>unique_values <text:s/>counts</text:p>
      <text:p text:style-name="P5"><text:s text:c="5"/>WGS+GENOMIC <text:s text:c="3"/>3632</text:p>
      <text:p text:style-name="P5">AMPLICON+GENOMIC <text:s text:c="3"/>1168</text:p>
      <text:p text:style-name="P6"><text:s/>WGS+METAGENOMIC <text:s text:c="4"/>563</text:p>
      <text:p text:style-name="P5"/>
      <text:p text:style-name="P5"/>
      <text:p text:style-name="P9">Run Stats Post-filter:</text:p>
      <text:p text:style-name="P5"/>
      <text:p text:style-name="P5">1) Number of run_accessions: 563</text:p>
      <text:p text:style-name="P5">2) Number of unique sample_accessions: 563</text:p>
      <text:p text:style-name="P5">3) Number of unique sample_aliases: 563</text:p>
      <text:p text:style-name="P5">4) Appearances per scientific_name(tax_id):</text:p>
      <text:p text:style-name="P5"><text:s text:c="15"/>unique_values <text:s/>counts</text:p>
      <text:p text:style-name="P5">human gut metagenome(408170) <text:s text:c="4"/>563</text:p>
      <text:p text:style-name="P5">5) Appearances per instrument_model(instrument_platform):</text:p>
      <text:p text:style-name="P5"><text:s text:c="16"/>unique_values <text:s/>counts</text:p>
      <text:p text:style-name="P5">Illumina HiSeq 2500(ILLUMINA) <text:s text:c="4"/>563</text:p>
      <text:p text:style-name="P5">6) Appearances per library_layout:</text:p>
      <text:p text:style-name="P5">unique_values <text:s/>counts</text:p>
      <text:p text:style-name="P5"><text:s text:c="7"/>PAIRED <text:s text:c="4"/>563</text:p>
      <text:p text:style-name="P5">7) Appearances per library_strategy+library_source:</text:p>
      <text:p text:style-name="P5"><text:s text:c="2"/>unique_values <text:s/>counts</text:p>
      <text:p text:style-name="P6">WGS+METAGENOMIC <text:s text:c="4"/>56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09T14:54:01.179073968</dc:date>
    <meta:editing-duration>PT4H10M14S</meta:editing-duration>
    <meta:editing-cycles>19</meta:editing-cycles>
    <meta:document-statistic meta:table-count="0" meta:image-count="0" meta:object-count="0" meta:page-count="6" meta:paragraph-count="278" meta:word-count="1125" meta:character-count="14157" meta:non-whitespace-character-count="9390"/>
  </office:meta>
</office:document-meta>
</file>